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e space</text:p>
          </table:table-cell>
          <table:table-cell office:value-type="string" calcext:value-type="string">
            <text:p>us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3960" calcext:value-type="float">
            <text:p>83960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3941" calcext:value-type="float">
            <text:p>83941</text:p>
          </table:table-cell>
          <table:table-cell table:formula="of:=[.C2]-[.C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A1:Лист1.A53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00:28:47.289000000</meta:creation-date>
    <dc:date>2023-05-05T18:02:25.680000000</dc:date>
    <meta:editing-duration>PT17H33M39S</meta:editing-duration>
    <meta:editing-cycles>1</meta:editing-cycles>
    <meta:document-statistic meta:table-count="1" meta:cell-count="5342" meta:object-count="0"/>
    <meta:generator>LibreOffice/7.5.2.2$Windows_X86_64 LibreOffice_project/53bb9681a964705cf672590721dbc85eb4d0c3a2</meta:generator>
  </office:meta>
</office:document-meta>
</file>